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120DC9C36646EE12DE2.png" manifest:media-type="image/png"/>
  <manifest:file-entry manifest:full-path="Pictures/10000001000001B000000120AC7A09CF7D37EC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loext:graphic-properties draw:fill-color="#ffffff"/>
    </style:style>
    <style:style style:name="T1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frame draw:style-name="gr1" draw:text-style-name="P1" draw:layer="layout" svg:width="14.2cm" svg:height="9.47cm" svg:x="13.621cm" svg:y="2.833cm">
            <draw:image xlink:href="Pictures/10000001000001B000000120DC9C36646EE12DE2.png" xlink:type="simple" xlink:show="embed" xlink:actuate="onLoad" draw:mime-type="image/png">
              <text:p/>
            </draw:image>
          </draw:frame>
          <draw:frame draw:style-name="gr2" draw:text-style-name="P2" draw:layer="layout" svg:width="6.178cm" svg:height="1.027cm" svg:x="18.322cm" svg:y="2.974cm">
            <draw:text-box>
              <text:p><text:span text:style-name="T1">10 agents in 4 groups</text:span></text:p>
            </draw:text-box>
          </draw:frame>
          <draw:frame draw:style-name="gr1" draw:text-style-name="P1" draw:layer="layout" svg:width="14.2cm" svg:height="9.47cm" svg:x="0.032cm" svg:y="2.833cm">
            <draw:image xlink:href="Pictures/10000001000001B000000120AC7A09CF7D37ECDB.png" xlink:type="simple" xlink:show="embed" xlink:actuate="onLoad" draw:mime-type="image/png">
              <text:p/>
            </draw:image>
          </draw:frame>
          <draw:frame draw:style-name="gr3" draw:text-style-name="P4" draw:layer="layout" svg:width="6cm" svg:height="0.954cm" svg:x="4.7cm" svg:y="3cm">
            <draw:text-box>
              <text:p text:style-name="P3"><text:span text:style-name="T1">10 agents ungrouped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1T16:13:01.603000000</meta:creation-date>
    <dc:date>2023-03-31T16:40:36.431000000</dc:date>
    <meta:editing-duration>PT27M37S</meta:editing-duration>
    <meta:editing-cycles>3</meta:editing-cycles>
    <meta:generator>LibreOffice/7.2.7.2$Windows_X86_64 LibreOffice_project/8d71d29d553c0f7dcbfa38fbfda25ee34cce99a2</meta:generator>
    <meta:document-statistic meta:object-count="28"/>
  </office:meta>
</office:document-meta>
</file>